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376" officeooo:paragraph-rsid="0001a376"/>
    </style:style>
    <style:style style:name="P2" style:family="paragraph" style:parent-style-name="Standard" style:list-style-name="L1">
      <style:text-properties officeooo:rsid="0001a376" officeooo:paragraph-rsid="0001a376"/>
    </style:style>
    <style:style style:name="P3" style:family="paragraph" style:parent-style-name="Standard">
      <style:text-properties officeooo:rsid="0001a376" officeooo:paragraph-rsid="0005f4c5"/>
    </style:style>
    <style:style style:name="P4" style:family="paragraph" style:parent-style-name="Standard">
      <style:text-properties officeooo:rsid="0001a376" officeooo:paragraph-rsid="0006097c"/>
    </style:style>
    <style:style style:name="P5" style:family="paragraph" style:parent-style-name="Standard">
      <style:text-properties officeooo:rsid="0001a376" officeooo:paragraph-rsid="0006fc4c"/>
    </style:style>
    <style:style style:name="P6" style:family="paragraph" style:parent-style-name="Standard">
      <style:text-properties officeooo:rsid="0005f4c5" officeooo:paragraph-rsid="0005f4c5"/>
    </style:style>
    <style:style style:name="P7" style:family="paragraph" style:parent-style-name="Standard" style:list-style-name="L1">
      <style:text-properties officeooo:rsid="0007e7f9" officeooo:paragraph-rsid="00088a69"/>
    </style:style>
    <style:style style:name="T1" style:family="text">
      <style:text-properties officeooo:rsid="00027913"/>
    </style:style>
    <style:style style:name="T2" style:family="text">
      <style:text-properties officeooo:rsid="00042342"/>
    </style:style>
    <style:style style:name="T3" style:family="text">
      <style:text-properties officeooo:rsid="0005f4c5"/>
    </style:style>
    <style:style style:name="T4" style:family="text">
      <style:text-properties officeooo:rsid="00088a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iam Frank</text:p>
      <text:p text:style-name="P1">3/6/19</text:p>
      <text:p text:style-name="P1">HW6: Reinforcement Learning</text:p>
      <text:p text:style-name="P1"/>
      <text:p text:style-name="P1"/>
      <text:list xml:id="list3664175706" text:style-name="L1">
        <text:list-item>
          <text:p text:style-name="P2">What are the transition probabilities for every (state, action, state) triple?</text:p>
        </text:list-item>
      </text:list>
      <text:p text:style-name="P1"/>
      <text:p text:style-name="P1"><text:tab/>T((1, 1), up, (2, 1)) = 0.33</text:p>
      <text:p text:style-name="P1"><text:tab/>T((1, 1), up, (1, 2)) = 0.67</text:p>
      <text:p text:style-name="P1"><text:tab/>T((2, 1), left, (1, 1)) = 1.0</text:p>
      <text:p text:style-name="P1"><text:tab/>T((1, 2), up, (1, 3)) = 1.0</text:p>
      <text:p text:style-name="P1"><text:tab/>T((1, 3), up, (2, 3)) = 1.0</text:p>
      <text:p text:style-name="P1"><text:tab/>T((1, 3), right, (2, 3)) = 1.0</text:p>
      <text:p text:style-name="P1"><text:tab/>T((2, 3), right, (2, 3)) = 0.<text:span text:style-name="T1">33</text:span></text:p>
      <text:p text:style-name="P1"><text:tab/>T((2, 3), right, (3, 3)) = 0.<text:span text:style-name="T1">67</text:span></text:p>
      <text:p text:style-name="P1"><text:tab/>T((3, 3), right, (4, 3)) = 1.0</text:p>
      <text:p text:style-name="P1"><text:tab/>T((4, 3), exit, (done)) = 1.0</text:p>
      <text:p text:style-name="P1"/>
      <text:list xml:id="list112223236774274" text:continue-numbering="true" text:style-name="L1">
        <text:list-item>
          <text:p text:style-name="P2">What would the Q-value estimate be if SARSA were run to generate these same trajectories?</text:p>
        </text:list-item>
      </text:list>
      <text:p text:style-name="P1"/>
      <text:p text:style-name="P1"><text:tab/><text:span text:style-name="T2">Q((1, 1), up) = 0 →-0.5</text:span></text:p>
      <text:p text:style-name="P6"><text:tab/>Q((2, 1), left) = 0 → -0.5</text:p>
      <text:p text:style-name="P6"><text:tab/>Q((1, 1), up) = -0.5 → -0.75</text:p>
      <text:p text:style-name="P6"><text:tab/>Q((1, 2), up) = 0 → -0.5</text:p>
      <text:p text:style-name="P6"><text:tab/>Q((1, 3), up) = 0 → -0.5</text:p>
      <text:p text:style-name="P6"><text:tab/>Q((2, 3), right) = 0 → -0.5</text:p>
      <text:p text:style-name="P3"><text:tab/><text:span text:style-name="T3">Q((3, 3), right) = 0 → -0.5</text:span></text:p>
      <text:p text:style-name="P3"><text:tab/><text:span text:style-name="T3">Q((4, 3), exit) = 0 → 50</text:span></text:p>
      <text:p text:style-name="P3"/>
      <text:p text:style-name="P3"><text:tab/><text:span text:style-name="T2">Q((1, 1), up) = -0.75 → -0.875</text:span></text:p>
      <text:p text:style-name="P4"><text:span text:style-name="T2"><text:tab/>Q((1, 2), up) = -0.5 → -0.75</text:span></text:p>
      <text:p text:style-name="P5"><text:span text:style-name="T2"><text:tab/>Q((1, 3), right) = 0 → -0.5</text:span></text:p>
      <text:p text:style-name="P5"><text:tab/><text:span text:style-name="T2">Q((2, 3), right) = -0.5 → -0.75</text:span></text:p>
      <text:p text:style-name="P5"><text:tab/><text:span text:style-name="T2">Q((2, 3), right) = -0.75 → -0.875</text:span></text:p>
      <text:p text:style-name="P5"><text:span text:style-name="T3"><text:tab/>Q((3, 3), right) = -0.5 → 21.75</text:span></text:p>
      <text:p text:style-name="P5"><text:tab/><text:span text:style-name="T3">Q((4, 3), exit) = 50 → 75</text:span></text:p>
      <text:p text:style-name="P5"/>
      <text:list xml:id="list112224278834862" text:continue-numbering="true" text:style-name="L1">
        <text:list-item>
          <text:p text:style-name="P7">Why would initializing Q-values to something relatively large cause the agent to initially explore a lot then eventually start exploiting?</text:p>
          <text:p text:style-name="P7"/>
          <text:p text:style-name="P7"><text:span text:style-name="T4">By initializing Q-values to something large the agent will be incentivized to visit all the tiles. As it starts exploring the negative rewards will decrease these Q-values, and the agent will explore elsewhere. In this way the agent explore these disproportionately-high-valued tiles a lot, until their Q-value more accurately reflects their long term reward. At this point the agent can start exploiting the more accurate model it has learned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9-03-04T11:22:22.903000000</dc:date>
    <meta:editing-duration>PT36M14S</meta:editing-duration>
    <meta:editing-cycles>7</meta:editing-cycles>
    <meta:document-statistic meta:table-count="0" meta:image-count="0" meta:object-count="0" meta:page-count="1" meta:paragraph-count="32" meta:word-count="297" meta:character-count="1525" meta:non-whitespace-character-count="1237"/>
  </office:meta>
</office:document-meta>
</file>